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Helvetica" svg:font-family="Helvetica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style:font-name-complex="Arial" fo:font-size="12pt" style:font-size-asian="12pt" style:font-size-complex="12pt"/>
    </style:style>
    <style:style style:name="P3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4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5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6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7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8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9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0" style:parent-style-name="Standard" style:family="paragraph">
      <style:paragraph-properties fo:text-align="center"/>
    </style:style>
    <style:style style:name="T1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2" style:parent-style-name="Standard" style:family="paragraph">
      <style:paragraph-properties fo:text-align="center"/>
    </style:style>
    <style:style style:name="T13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4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5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6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7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8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19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0" style:parent-style-name="Standard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21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2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3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4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5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6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29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0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1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2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3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4" style:parent-style-name="Standard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P35" style:parent-style-name="Standard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36" style:parent-style-name="Standard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37" style:parent-style-name="Standard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38" style:parent-style-name="Standard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39" style:parent-style-name="Standard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40" style:parent-style-name="Standard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41" style:parent-style-name="Standard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42" style:parent-style-name="Standard" style:family="paragraph">
      <style:paragraph-properties fo:text-align="justify" fo:line-height="100%" fo:margin-left="3.15in">
        <style:tab-stops/>
      </style:paragraph-properties>
    </style:style>
    <style:style style:name="T43" style:parent-style-name="Fonteparág.padrão" style:family="text">
      <style:text-properties style:font-name="Arial" style:font-name-complex="Arial" fo:font-size="10pt" style:font-size-asian="10pt" style:font-size-complex="12pt"/>
    </style:style>
    <style:style style:name="P44" style:parent-style-name="Standard" style:family="paragraph">
      <style:paragraph-properties fo:text-align="justify" fo:line-height="100%" fo:margin-left="3.1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45" style:parent-style-name="Standard" style:family="paragraph">
      <style:paragraph-properties fo:text-align="justify" fo:line-height="100%" fo:margin-left="3.15in">
        <style:tab-stops/>
      </style:paragraph-properties>
    </style:style>
    <style:style style:name="T4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47" style:parent-style-name="Fonteparág.padrão" style:family="text">
      <style:text-properties style:font-name="Helvetica" fo:font-size="10pt" style:font-size-asian="10pt" style:font-size-complex="10pt"/>
    </style:style>
    <style:style style:name="P48" style:parent-style-name="Standard" style:family="paragraph">
      <style:paragraph-properties fo:text-align="center" fo:line-height="150%"/>
      <style:text-properties style:font-name="Arial" style:font-name-complex="Arial" fo:font-size="10pt" style:font-size-asian="10pt" style:font-size-complex="10pt"/>
    </style:style>
    <style:style style:name="P49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0pt"/>
    </style:style>
    <style:style style:name="P50" style:parent-style-name="Standard" style:family="paragraph">
      <style:paragraph-properties fo:text-align="center" fo:line-height="150%"/>
      <style:text-properties style:font-name="Arial" style:font-name-complex="Arial" fo:font-size="12pt" style:font-size-asian="12pt" style:font-size-complex="10pt"/>
    </style:style>
    <style:style style:name="P51" style:parent-style-name="Standard" style:family="paragraph">
      <style:paragraph-properties fo:line-height="150%"/>
      <style:text-properties style:font-name="Arial" style:font-name-complex="Arial" fo:font-size="12pt" style:font-size-asian="12pt" style:font-size-complex="10pt"/>
    </style:style>
    <style:style style:name="P52" style:parent-style-name="Standard" style:family="paragraph">
      <style:paragraph-properties fo:text-align="center" fo:line-height="150%"/>
      <style:text-properties style:font-name="Arial" style:font-name-complex="Arial" fo:font-size="12pt" style:font-size-asian="12pt" style:font-size-complex="10pt"/>
    </style:style>
    <style:style style:name="P53" style:parent-style-name="Standard" style:family="paragraph">
      <style:paragraph-properties fo:text-align="center" fo:line-height="150%"/>
      <style:text-properties style:font-name="Arial" style:font-name-complex="Arial" fo:font-size="12pt" style:font-size-asian="12pt" style:font-size-complex="10pt"/>
    </style:style>
    <style:style style:name="P54" style:parent-style-name="CabeçalhodoSumário" style:family="paragraph">
      <style:paragraph-properties fo:text-align="center" fo:margin-left="0.5in" fo:text-indent="-0.25in">
        <style:tab-stops>
          <style:tab-stop style:type="right" style:leader-style="dotted" style:leader-text="." style:position="5.6375in"/>
        </style:tab-stops>
      </style:paragraph-properties>
    </style:style>
    <style:style style:name="T55" style:parent-style-name="Fonteparág.padrão" style:family="text">
      <style:text-properties style:font-name="Arial" style:font-name-complex="Arial" style:use-window-font-color="true" fo:font-size="12pt" style:font-size-asian="12pt" style:font-size-complex="12pt"/>
    </style:style>
    <style:style style:name="P56" style:parent-style-name="Título1" style:master-page-name="MP1" style:family="paragraph">
      <style:paragraph-properties fo:break-before="page" fo:text-align="center"/>
    </style:style>
    <style:style style:name="P58" style:parent-style-name="Standard" style:family="paragraph">
      <style:paragraph-properties fo:text-align="justify" fo:margin-bottom="0.1111in" fo:line-height="150%" fo:text-indent="0.5395in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59" style:parent-style-name="Standard" style:family="paragraph">
      <style:paragraph-properties fo:text-align="justify" fo:margin-bottom="0.1111in" fo:line-height="150%" fo:text-indent="0.5395in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60" style:parent-style-name="Standard" style:family="paragraph">
      <style:paragraph-properties fo:text-align="justify" fo:margin-bottom="0.1111in" fo:line-height="150%" fo:text-indent="0.5395in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61" style:parent-style-name="Standard" style:family="paragraph">
      <style:paragraph-properties fo:text-align="justify" fo:margin-bottom="0.1111in" fo:line-height="150%" fo:text-indent="0.5395in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62" style:parent-style-name="Standard" style:family="paragraph">
      <style:paragraph-properties fo:text-align="justify" fo:margin-bottom="0.1111in" fo:line-height="150%" fo:text-indent="0.25in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63" style:parent-style-name="Standard" style:family="paragraph">
      <style:text-properties style:font-name="Arial" style:font-name-complex="Arial" fo:font-size="12pt" style:font-size-asian="12pt" style:language-asian="pt" style:country-asian="BR"/>
    </style:style>
    <style:style style:name="P64" style:parent-style-name="Standard" style:family="paragraph">
      <style:text-properties style:font-name="Arial" style:font-name-complex="Arial" fo:font-size="12pt" style:font-size-asian="12pt" style:language-asian="pt" style:country-asian="BR"/>
    </style:style>
    <style:style style:name="TableColumn66" style:family="table-column">
      <style:table-column-properties style:column-width="1.9826in" style:use-optimal-column-width="false"/>
    </style:style>
    <style:style style:name="TableColumn67" style:family="table-column">
      <style:table-column-properties style:column-width="0.6895in" style:use-optimal-column-width="false"/>
    </style:style>
    <style:style style:name="TableColumn68" style:family="table-column">
      <style:table-column-properties style:column-width="1.8402in" style:use-optimal-column-width="false"/>
    </style:style>
    <style:style style:name="TableColumn69" style:family="table-column">
      <style:table-column-properties style:column-width="1.7798in" style:use-optimal-column-width="false"/>
    </style:style>
    <style:style style:name="Table65" style:family="table">
      <style:table-properties style:width="6.2923in" fo:margin-left="0.0034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widows="0" fo:orphans="0" fo:margin-bottom="0in" fo:line-height="100%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widows="0" fo:orphans="0" fo:margin-bottom="0in" fo:line-height="100%"/>
      <style:text-properties style:language-asian="pt" style:country-asian="BR"/>
    </style:style>
    <style:style style:name="P115" style:parent-style-name="NormalWeb" style:family="paragraph">
      <style:paragraph-properties fo:text-align="justify" fo:margin-top="0in" fo:margin-bottom="0.1111in" fo:line-height="150%" fo:background-color="#FFFFFF"/>
      <style:text-properties style:font-name="Calibri" style:font-name-asian="Calibri" fo:font-size="11pt" style:font-size-asian="11pt" style:font-size-complex="11pt"/>
    </style:style>
    <style:style style:name="T116" style:parent-style-name="Título1Char" style:family="text">
      <style:text-properties fo:font-weight="bold" style:font-weight-asian="bold"/>
    </style:style>
    <style:style style:name="T117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18" style:parent-style-name="Standard" style:family="paragraph">
      <style:text-properties style:font-name="Arial" style:font-name-complex="Arial" fo:font-size="12pt" style:font-size-asian="12pt" style:font-size-complex="12pt" style:language-asian="pt" style:country-asian="BR"/>
    </style:style>
    <style:style style:name="T119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20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21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22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23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24" style:parent-style-name="Standard" style:family="paragraph">
      <style:text-properties style:font-name="Arial" style:font-name-complex="Arial" fo:font-size="12pt" style:font-size-asian="12pt" style:font-size-complex="12pt" style:language-asian="pt" style:country-asian="BR"/>
    </style:style>
    <style:style style:name="T125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26" style:parent-style-name="Standard" style:family="paragraph">
      <style:text-properties style:font-name="Arial" style:font-name-complex="Arial" fo:font-size="12pt" style:font-size-asian="12pt" style:font-size-complex="12pt" style:language-asian="pt" style:country-asian="BR"/>
    </style:style>
    <style:style style:name="T127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28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T129" style:parent-style-name="Fonteparág.padrão" style:family="text">
      <style:text-properties style:language-asian="pt" style:country-asian="BR"/>
    </style:style>
    <style:style style:name="T130" style:parent-style-name="Fonteparág.padrão" style:family="text">
      <style:text-properties style:font-name="Arial" style:font-name-complex="Arial" fo:font-size="12pt" style:font-size-asian="12pt" style:font-size-complex="12pt" style:language-asian="pt" style:country-asian="BR"/>
    </style:style>
    <style:style style:name="P131" style:parent-style-name="Standard" style:family="paragraph">
      <style:text-properties style:font-name="Arial" style:font-name-complex="Arial" fo:font-size="12pt" style:font-size-asian="12pt" style:font-size-complex="12pt" style:language-asian="pt" style:country-asian="BR"/>
    </style:style>
    <style:style style:name="P132" style:parent-style-name="Standard" style:family="paragraph">
      <style:text-properties style:font-name="Arial" style:font-name-complex="Arial" fo:font-size="12pt" style:font-size-asian="12pt" style:font-size-complex="12pt" style:language-asian="pt" style:country-asian="BR"/>
    </style:style>
    <style:style style:name="P133" style:parent-style-name="Standard" style:family="paragraph">
      <style:text-properties style:font-name="Arial" style:font-name-complex="Arial" fo:font-size="12pt" style:font-size-asian="12pt" style:font-size-complex="12pt" style:language-asian="pt" style:country-asian="BR"/>
    </style:style>
    <style:style style:name="P134" style:parent-style-name="Standard" style:family="paragraph">
      <style:text-properties style:font-name="Arial" style:font-name-complex="Arial" fo:font-size="12pt" style:font-size-asian="12pt" style:font-size-complex="12pt" style:language-asian="pt" style:country-asian="BR"/>
    </style:style>
  </office:automatic-styles>
  <office:body>
    <office:text text:use-soft-page-breaks="true">
      <text:p text:style-name="P1">COLÉGIO TÉCNICO DE LIMEIRA</text:p>
      <text:p text:style-name="P3">TÉCNICO EM INFORMÁTICA</text:p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Aluno 1: Henrique Brechot</text:span></text:p>
      <text:p text:style-name="P12"><text:span text:style-name="T13">Aluno 2: Carlos Eduardo</text:span></text:p>
      <text:p text:style-name="P14">Aluno 4:</text:p>
      <text:p text:style-name="P15">Aluno 5:</text:p>
      <text:p text:style-name="P16"/>
      <text:p text:style-name="P17"/>
      <text:p text:style-name="P18"/>
      <text:p text:style-name="P19"/>
      <text:p text:style-name="P20">ANÁLISE DE REQUISITOS:<text:s/>Sistema FShop</text:p>
      <text:p text:style-name="P21"/>
      <text:p text:style-name="P22"/>
      <text:p text:style-name="P23"/>
      <text:p text:style-name="P24"/>
      <text:p text:style-name="P25"/>
      <text:p text:style-name="P26"/>
      <text:p text:style-name="P27">LIMEIRA-SP</text:p>
      <text:p text:style-name="P28">2021</text:p>
      <text:p text:style-name="P29"/>
      <text:p text:style-name="P30"/>
      <text:p text:style-name="P31"/>
      <text:p text:style-name="P32"/>
      <text:p text:style-name="P33"/>
      <text:p text:style-name="P34"/>
      <text:p text:style-name="P35">ANÁLISE DE REQUISITOS: FShop</text:p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Trabalho no Microsoft-Word apresentado ao Colégio Técnico de Limeira, como requisito de uma atividade do Curso Técnico de Informática.</text:span></text:p>
      <text:p text:style-name="P44"/>
      <text:p text:style-name="P45"><text:span text:style-name="T46">Orientador(a): Profas.</text:span><text:span text:style-name="T47">Tania Basso/Rosana Ribeiro</text:span></text:p>
      <text:p text:style-name="P48"/>
      <text:p text:style-name="P49"/>
      <text:p text:style-name="P50"/>
      <text:p text:style-name="P51"/>
      <text:p text:style-name="P52">LIMEIRA-SP</text:p>
      <text:p text:style-name="P53">2021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span text:style-name="T55">SUMÁRIO</text:span></text:p>
        </text:index-body>
      </text:table-of-content>
      <text:h text:style-name="P56" text:outline-level="1"><text:bookmark-start text:name="_Toc86071562"/>INFORMAÇÕES<text:bookmark-end text:name="_Toc86071562"/></text:h>
      <text:p text:style-name="P58">Cliente: Colégio Técnico de Limeira</text:p>
      <text:p text:style-name="P59">Projeto: Plataforma online para compra de produtos vestual.</text:p>
      <text:p text:style-name="P60">Data: 28/11/2021</text:p>
      <text:p text:style-name="P61">Versão:1.0</text:p>
      <text:h text:style-name="Título1" text:outline-level="1"><text:bookmark-start text:name="_Toc86071563"/>introdução<text:bookmark-end text:name="_Toc86071563"/></text:h>
      <text:p text:style-name="P62">Documento voltado para definir requisitos e prazos voltados ao desenvolvimento da FShop, usado como base pelos desenvolvedores.</text:p>
      <text:h text:style-name="Título1" text:outline-level="1"><text:bookmark-start text:name="_Toc86071564"/>ESCOPO<text:bookmark-end text:name="_Toc86071564"/></text:h>
      <text:p text:style-name="P63">Todo o escopo é voltado aos requisitos deste documento, qualquer tipo de modificação será considerado uma nova solicitação.</text:p>
      <text:h text:style-name="Título1" text:outline-level="1"><text:bookmark-start text:name="_Toc86071565"/>descrição do projeto<text:bookmark-end text:name="_Toc86071565"/></text:h>
      <text:p text:style-name="P64">Software e site destinados para compra e venda de produtos vestuais da loja “FShop”.</text:p>
      <text:h text:style-name="Título1" text:outline-level="1"><text:bookmark-start text:name="_Toc86071567"/>stakeholders<text:bookmark-end text:name="_Toc86071567"/></text:h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Nome</text:p>
          </table:table-cell>
          <table:table-cell table:style-name="TableCell73">
            <text:p text:style-name="P74">Empresa</text:p>
          </table:table-cell>
          <table:table-cell table:style-name="TableCell75">
            <text:p text:style-name="P76">Responsabilidade</text:p>
          </table:table-cell>
          <table:table-cell table:style-name="TableCell77">
            <text:p text:style-name="P78">E-mail</text:p>
          </table:table-cell>
        </table:table-row>
        <table:table-row table:style-name="TableRow79">
          <table:table-cell table:style-name="TableCell80">
            <text:p text:style-name="P81">Carlos Eduardo da Silva</text:p>
          </table:table-cell>
          <table:table-cell table:style-name="TableCell82">
            <text:p text:style-name="P83">COTIL</text:p>
          </table:table-cell>
          <table:table-cell table:style-name="TableCell84">
            <text:p text:style-name="P85">Desenvolvedor</text:p>
          </table:table-cell>
          <table:table-cell table:style-name="TableCell86">
            <text:p text:style-name="P87">cl201457@g.unicamp.br</text:p>
          </table:table-cell>
        </table:table-row>
        <table:table-row table:style-name="TableRow88">
          <table:table-cell table:style-name="TableCell89">
            <text:p text:style-name="P90">Henrique Brechot</text:p>
          </table:table-cell>
          <table:table-cell table:style-name="TableCell91">
            <text:p text:style-name="P92">COTIL</text:p>
          </table:table-cell>
          <table:table-cell table:style-name="TableCell93">
            <text:p text:style-name="P94">Desenvolvedor (Gerente)</text:p>
          </table:table-cell>
          <table:table-cell table:style-name="TableCell95">
            <text:p text:style-name="P96">cl200469@g.unicamp.br</text:p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><text:a xlink:href="mailto:cl22326@g.unicamp.br" office:target-frame-name="_top" xlink:show="replace"/>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</table:table>
      <text:p text:style-name="P115"/>
      <text:h text:style-name="Título1" text:outline-level="1"><text:bookmark-start text:name="_Toc86071568"/><text:span text:style-name="T116">REQUISITOS FUNCIONAIS</text:span><text:bookmark-end text:name="_Toc86071568"/></text:h>
      <text:p text:style-name="Standard"><text:span text:style-name="T117">Requisito 1: O sistema deve permitir a criação de cadastros de clientes, solicitando as informações pessoais do usuário, tendo a escolha de alterar e excluir os dados pelos mesmos.</text:span></text:p>
      <text:p text:style-name="P118">Requisito 2 – O sistema apresentará um cadastro para os fornecedores, solicitando suas informações, tendo a escolha de alterar e excluir os dados pelos mesmos.</text:p>
      <text:p text:style-name="Standard"><text:span text:style-name="T119">Requisito 3: O sistema terá uma aba para os funcionários responsáveis pelas compras, sendo uma p</text:span><text:span text:style-name="T120">arte voltada para a requisição de produtos de fornecedores.</text:span></text:p>
      <text:soft-page-break/>
      <text:p text:style-name="Standard"><text:span text:style-name="T121">Requisito 4: haverá uma aba especifica aos funcionários da “</text:span><text:span text:style-name="T122">F</text:span><text:span text:style-name="T123">Shop”, para a criação de cadastros de produtos na loja, sendo responsáveis pela alteração e exclusão dos produtos cadastrados.</text:span></text:p>
      <text:p text:style-name="P124">Requisito 5: O sistema deve permitir criar relatórios de vendas.</text:p>
      <text:p text:style-name="Standard"><text:span text:style-name="T125">Requisito 6 O sistema pedirá um feedback opcional sobre o produto ao usuário após somente a primeira compra no website, para aprimoramento das vendas.</text:span></text:p>
      <text:p text:style-name="P126">Requisito 7: O sistema terá um carrinho de compras cujo usuário poderá adicionar e excluir produtos da loja para a sua compra.</text:p>
      <text:p text:style-name="Standard"><text:span text:style-name="T127">Requisito 8: O sistema registrara o pedido do cliente no banco de dados, e gerará um código aleatório, servindo também para o rastreamento nos correios (Fake) .<text:s/></text:span></text:p>
      <text:h text:style-name="Título1" text:outline-level="1"><text:bookmark-start text:name="_Toc86071585"/>REQUISITOS NÃO FUNCIONAIS<text:bookmark-end text:name="_Toc86071585"/></text:h>
      <text:p text:style-name="Standard"><text:span text:style-name="T128">Requisito</text:span><text:span text:style-name="T129"><text:s/></text:span><text:span text:style-name="T130">1: O site deve ser desenvolvido em html/css/javascript.</text:span></text:p>
      <text:p text:style-name="P131">Requisito 2: O Sistema deve utilizar MySQL.</text:p>
      <text:p text:style-name="P132">Requisito 3: sistema deve solicitar usuário e senha para usuários e administradores.</text:p>
      <text:p text:style-name="P133">Requisito 4: sistema utilizara pagamento via PIX</text:p>
      <text:p text:style-name="P134">Requisito 5: sistema deve ser programado em C/C#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Helvetica" svg:font-family="Helvetica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in" fo:line-height="150%"/>
      <style:text-properties style:font-name="Arial" style:font-name-asian="Times New Roman" style:font-name-complex="Arial" fo:font-weight="bold" style:font-weight-asian="bold" style:font-weight-complex="bold" fo:text-transform="uppercase" fo:color="#000000" fo:font-size="12pt" style:font-size-asian="12pt" style:font-size-complex="12pt" style:language-asian="pt" style:country-asian="BR" fo:hyphenate="false"/>
    </style:style>
    <style:style style:name="Título2" style:display-name="Título 2" style:family="paragraph" style:parent-style-name="Standard" style:default-outline-level="2">
      <style:paragraph-properties fo:margin-top="0.1944in" fo:margin-bottom="0.1944in" fo:line-height="150%"/>
      <style:text-properties style:font-name="Arial" style:font-name-asian="Times New Roman" style:font-name-complex="Arial" fo:font-weight="bold" style:font-weight-asian="bold" style:font-weight-complex="bold" fo:color="#1E272A" fo:font-size="12pt" style:font-size-asian="12pt" style:font-size-complex="12pt" style:language-asian="pt" style:country-asian="BR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mbria" fo:color="#243F60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3.3472in" text:min-label-width="0.5in" text:list-level-position-and-space-mode="label-alignment">
          <style:list-level-label-alignment text:label-followed-by="listtab" fo:margin-left="3.8472in" fo:text-indent="-0.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Bibliografia" style:display-name="Bibliografia" style:family="paragraph" style:parent-style-name="Standard" style:next-style-name="Standard">
      <style:text-properties fo:hyphenate="false"/>
    </style:style>
    <style:style style:name="CabeçalhodoSumário" style:display-name="Cabeçalho do Sumário" style:family="paragraph" style:parent-style-name="Título1" style:next-style-name="Standard" style:default-outline-level="1">
      <style:paragraph-properties fo:line-height="115%"/>
      <style:text-properties style:font-name="Cambria" style:font-name-asian="Calibri" style:font-name-complex="Tahoma" fo:text-transform="none" fo:color="#365F91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asian="Tahoma" fo:font-size="8pt" style:font-size-asian="8pt" style:font-size-complex="8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comentário" style:display-name="Texto de comentári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color="#1E272A" fo:font-size="12pt" style:font-size-asian="12pt" style:font-size-complex="12pt" style:language-asian="pt" style:country-asian="BR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text-transform="uppercase" fo:color="#000000" fo:font-size="12pt" style:font-size-asian="12pt" style:font-size-complex="12pt" style:language-asian="pt" style:country-asian="BR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asian="Tahoma" style:font-name-complex="Tahoma" fo:font-size="8pt" style:font-size-asian="8pt" style:font-size-complex="8pt"/>
    </style:style>
    <style:style style:name="apple-tab-span" style:display-name="apple-tab-span" style:family="text" style:parent-style-name="Fonteparág.padrão"/>
    <style:style style:name="Título3Char" style:display-name="Título 3 Char" style:family="text" style:parent-style-name="Fonteparág.padrão">
      <style:text-properties style:font-name="Cambria" style:font-name-asian="Calibri" style:font-name-complex="Tahoma" fo:color="#243F60" fo:font-size="12pt" style:font-size-asian="12pt" style:font-size-complex="12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Char" style:display-name="Texto de comentário Char" style:family="text" style:parent-style-name="Fonteparág.padrão">
      <style:text-properties fo:font-size="10pt" style:font-size-asian="10pt" style:font-size-complex="10pt"/>
    </style:style>
    <style:style style:name="AssuntodocomentárioChar" style:display-name="Assunto do comentário Char" style:family="text" style:parent-style-name="TextodecomentárioChar">
      <style:text-properties fo:font-weight="bold" style:font-weight-asian="bold" style:font-weight-complex="bold" fo:font-size="10pt" style:font-size-asian="10pt" style:font-size-complex="10pt"/>
    </style:style>
    <text:list-style style:name="WW_OutlineListStyle_1" style:display-name="WW_OutlineListStyle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3.3472in" text:min-label-width="0.5in" text:list-level-position-and-space-mode="label-alignment">
          <style:list-level-label-alignment text:label-followed-by="listtab" fo:margin-left="3.8472in" fo:text-indent="-0.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3.3472in" text:min-label-width="0.5in" text:list-level-position-and-space-mode="label-alignment">
          <style:list-level-label-alignment text:label-followed-by="listtab" fo:margin-left="3.8472in" fo:text-indent="-0.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3.3472in" text:min-label-width="0.5in" text:list-level-position-and-space-mode="label-alignment">
          <style:list-level-label-alignment text:label-followed-by="listtab" fo:margin-left="3.8472in" fo:text-indent="-0.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3.3472in" text:min-label-width="0.5in" text:list-level-position-and-space-mode="label-alignment">
          <style:list-level-label-alignment text:label-followed-by="listtab" fo:margin-left="3.8472in" fo:text-indent="-0.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suffix="." style:num-format="1" text:display-levels="2">
        <style:list-level-properties text:space-before="3.3472in" text:min-label-width="0.5in" text:list-level-position-and-space-mode="label-alignment">
          <style:list-level-label-alignment text:label-followed-by="listtab" fo:margin-left="3.8472in" fo:text-indent="-0.5in"/>
        </style:list-level-properties>
      </text:outline-level-style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875in"/>
      </style:footer-style>
    </style:page-layout>
    <style:style style:name="P2" style:parent-style-name="Cabeçalho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4923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875in"/>
      </style:footer-style>
    </style:page-layout>
    <style:style style:name="P57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Cabeçalho"/>
      </style:header>
    </style:master-page>
    <style:master-page style:name="MP1" style:page-layout-name="PL1">
      <style:header>
        <text:p text:style-name="P57"><text:page-number text:fixed="false">4</text:page-number>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novo</meta:initial-creator>
    <dc:creator>Henrique Brechot</dc:creator>
    <meta:creation-date>2022-02-21T14:17:00Z</meta:creation-date>
    <dc:date>2022-03-09T19:53:00Z</dc:date>
    <meta:print-date>2021-10-26T03:28:00Z</meta:print-date>
    <meta:template xlink:href="Normal.dotm" xlink:type="simple"/>
    <meta:editing-cycles>11</meta:editing-cycles>
    <meta:editing-duration>PT1560S</meta:editing-duration>
    <meta:user-defined meta:name="AppVersion">15.0000</meta:user-defined>
    <meta:document-statistic meta:page-count="4" meta:paragraph-count="5" meta:word-count="430" meta:character-count="2747" meta:row-count="19" meta:non-whitespace-character-count="2322"/>
  </office:meta>
</office:document-meta>
</file>